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7.371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8" style:family="table-cell" style:parent-style-name="Default">
      <style:table-cell-properties fo:background-color="#8e03a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map style:condition="cell-content()&gt;0" style:apply-style-name="Good" style:base-cell-address="List1.D71"/>
      <style:map style:condition="cell-content()&lt;0" style:apply-style-name="Warning" style:base-cell-address="List1.D71"/>
    </style:style>
    <style:style style:name="ce14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12" style:family="table-cell" style:parent-style-name="Default">
      <style:table-cell-properties fo:border="0.74pt solid #ef6c00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14" office:value-type="string" calcext:value-type="string" table:number-columns-spanned="1" table:number-rows-spanned="2">
            <text:p>Jádro</text:p>
          </table:table-cell>
          <table:table-cell table:style-name="ce14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 table:number-columns-spanned="1" table:number-rows-spanned="21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covered-table-cell table:style-name="ce12"/>
          <table:table-cell table:style-name="ce7" office:value-type="string" calcext:value-type="string">
            <text:p>31020/0,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9.14" calcext:value-type="float">
            <text:p>29,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4.1" calcext:value-type="float">
            <text:p>44,1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116.56" calcext:value-type="float">
            <text:p>116,56</text:p>
          </table:table-cell>
        </table:table-row>
        <table:table-row table:style-name="ro1">
          <table:covered-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1 (V)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cu (mm)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1.6" calcext:value-type="float">
            <text:p>1,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2 (V)</text:p>
          </table:table-cell>
          <table:table-cell table:style-name="ce8" office:value-type="float" office:value="5.5" calcext:value-type="float">
            <text:p>5,5</text:p>
          </table:table-cell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max (mm)</text:p>
          </table:table-cell>
          <table:table-cell table:style-name="ce7" office:value-type="float" office:value="0.62" calcext:value-type="float">
            <text:p>0,62</text:p>
          </table:table-cell>
          <table:table-cell table:style-name="ce7" office:value-type="float" office:value="1.695" calcext:value-type="float">
            <text:p>1,695</text:p>
          </table:table-cell>
          <table:table-cell table:style-name="ce7" office:value-type="float" office:value="1.075" calcext:value-type="float">
            <text:p>1,075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1 (A)</text:p>
          </table:table-cell>
          <table:table-cell table:style-name="ce8" office:value-type="float" office:value="3.6" calcext:value-type="float">
            <text:p>3,6</text:p>
          </table:table-cell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S (mm2)</text:p>
          </table:table-cell>
          <table:table-cell table:style-name="ce7" office:value-type="float" office:value="0.2463" calcext:value-type="float">
            <text:p>0,2463</text:p>
          </table:table-cell>
          <table:table-cell table:style-name="ce7" office:value-type="float" office:value="2.0106" calcext:value-type="float">
            <text:p>2,0106</text:p>
          </table:table-cell>
          <table:table-cell table:style-name="ce7" office:value-type="float" office:value="0.7854" calcext:value-type="float">
            <text:p>0,7854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2 (A)</text:p>
          </table:table-cell>
          <table:table-cell table:style-name="ce8" office:value-type="float" office:value="1.45" calcext:value-type="float">
            <text:p>1,45</text:p>
          </table:table-cell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N (1/cm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covered-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polystyrenu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transf. papíru (mm)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eplotní součinitel Cu</text:p>
          </table:table-cell>
          <table:table-cell table:style-name="ce5" office:value-type="float" office:value="0.0178" calcext:value-type="float">
            <text:p>0,0178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velikost kostřičky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100.8" calcext:value-type="float">
            <text:p>100,8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7.975" calcext:value-type="float">
            <text:p>7,97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4:.C25])" office:value-type="float" office:value="108.775" calcext:value-type="float">
            <text:p>108,77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6]/[.C2])*100" office:value-type="float" office:value="120.861111111111" calcext:value-type="float">
            <text:p>120,86111111111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8]-[.C26]" office:value-type="float" office:value="12.0861111111111" calcext:value-type="float">
            <text:p>12,086111111111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9]*[.C9]" office:value-type="float" office:value="4.83444444444445" calcext:value-type="float">
            <text:p>4,83444444444445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9]*[.C10]" office:value-type="float" office:value="4.83444444444445" calcext:value-type="float">
            <text:p>4,83444444444445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9]*[.C11]" office:value-type="float" office:value="2.41722222222223" calcext:value-type="float">
            <text:p>2,4172222222222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6]+[.C31]" office:value-type="float" office:value="113.609444444444" calcext:value-type="float">
            <text:p>113,60944444444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5]/(2.22*[.C12]*[.C13]*[.C4]*[.C15]*[.C14]*10^-2)" office:value-type="float" office:value="109.912855295158" calcext:value-type="float">
            <text:p>109,912855295158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float" office:value="1669" calcext:value-type="float">
            <text:p>1669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8]" office:value-type="float" office:value="0.105692031156381" calcext:value-type="float">
            <text:p>0,10569203115638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8]*[.C5])/[.C3])"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8]*[.C6])/[.C3])"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1.5138795132121" calcext:value-type="float">
            <text:p>1,5138795132121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0.960780240186586" calcext:value-type="float">
            <text:p>0,960780240186586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41])/[.C38]" office:value-type="float" office:value="0.440023966446974" calcext:value-type="float">
            <text:p>0,44002396644697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42])/[.C38]" office:value-type="float" office:value="0.0347513481126423" calcext:value-type="float">
            <text:p>0,034751348112642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7:.C48])" office:value-type="float" office:value="0.474775314559617" calcext:value-type="float">
            <text:p>0,47477531455961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9])^2 + ([.C39])^2 )" office:value-type="float" office:value="0.48639737331234" calcext:value-type="float">
            <text:p>0,48639737331234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51])/([.C13]* PI()))" office:value-type="float" office:value="0.556462204537102" calcext:value-type="float">
            <text:p>0,556462204537102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8]*0.95)" office:value-type="float" office:value="1586" calcext:value-type="float">
            <text:p>1586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41])" office:value-type="float" office:value="215" calcext:value-type="float">
            <text:p>215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42])" office:value-type="float" office:value="42" calcext:value-type="float">
            <text:p>42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*[.C19]" office:value-type="float" office:value="88" calcext:value-type="float">
            <text:p>88</text:p>
          </table:table-cell>
          <table:table-cell office:value-type="string" calcext:value-type="string">
            <text:p>velikost kostry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8]/[.H6])"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4]/[.C59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8]/[.I6])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5]/[.C62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8]/[.J6])"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6]/[.C64])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 table:number-columns-spanned="1" table:number-rows-spanned="5">
            <text:p>20</text:p>
          </table:table-cell>
          <table:table-cell office:value-type="string" calcext:value-type="string">
            <text:p>prostor primáru</text:p>
          </table:table-cell>
          <table:table-cell table:formula="of:=([.H6]+[.C20])*[.C60]" office:value-type="float" office:value="9.84" calcext:value-type="float">
            <text:p>9,8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pro 1. sekundár</text:p>
          </table:table-cell>
          <table:table-cell table:formula="of:=([.I6]+[.C20])*[.C63]" office:value-type="float" office:value="9.475" calcext:value-type="float">
            <text:p>9,47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pro 2. sekundar</text:p>
          </table:table-cell>
          <table:table-cell table:formula="of:=([.J6]+[.C20])*[.C65]" office:value-type="float" office:value="1.275" calcext:value-type="float">
            <text:p>1,27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k dispozici (mm)</text:p>
          </table:table-cell>
          <table:table-cell table:formula="of:=[.H2]-(2*[.C22])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zbylý prostor (mm)</text:p>
          </table:table-cell>
          <table:table-cell table:style-name="ce11" table:formula="of:=[.C70]-SUM([.C67:.C69])" office:value-type="float" office:value="8.41" calcext:value-type="float">
            <text:p>8,41</text:p>
          </table:table-cell>
          <table:table-cell office:value-type="string" calcext:value-type="string">
            <text:p>Pokud vyjde v (-) je nutné zvolit větší jádro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Δp</text:p>
          </table:table-cell>
          <table:table-cell table:formula="of:=[.C16]*[.R2]" office:value-type="float" office:value="2.375" calcext:value-type="float">
            <text:p>2,375</text:p>
          </table:table-cell>
          <table:table-cell office:value-type="string" calcext:value-type="string">
            <text:p>ztráty v železe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R1 (Ohm)</text:p>
          </table:table-cell>
          <table:table-cell table:formula="of:=([.C54]*[.C21]*[.C78])/(1000*[.H7])" office:value-type="float" office:value="19.2652572634998" calcext:value-type="float">
            <text:p>19,2652572634998</text:p>
          </table:table-cell>
          <table:table-cell office:value-type="string" calcext:value-type="string">
            <text:p>odpor na prim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132" calcext:value-type="float">
            <text:p>132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0] = 1;[.C76];4*(([.H2]+2*[.C19])+((([.H6]*2)+([.C20]*2))*([.C60]-1))))" office:value-type="float" office:value="204.16" calcext:value-type="float">
            <text:p>204,16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[.C76]+[.C77])/2" office:value-type="float" office:value="168.08" calcext:value-type="float">
            <text:p>168,08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1z (W)</text:p>
          </table:table-cell>
          <table:table-cell table:formula="of:=[.C75]*([.C51])^2" office:value-type="float" office:value="4.55782089181794" calcext:value-type="float">
            <text:p>4,55782089181794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R21 (Ohm)</text:p>
          </table:table-cell>
          <table:table-cell table:formula="of:=([.C55]*[.C21]*[.C84])/(1000*[.I7])" office:value-type="float" office:value="0.30896182234159" calcext:value-type="float">
            <text:p>0,30896182234159</text:p>
          </table:table-cell>
          <table:table-cell office:value-type="string" calcext:value-type="string">
            <text:p>odpor na 1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132" calcext:value-type="float">
            <text:p>132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3] = 1;[.C82];4*(([.H2]+2*[.C19])+((([.I6]*2)+([.C20]*2))*([.C63]-1))))" office:value-type="float" office:value="192.64" calcext:value-type="float">
            <text:p>192,64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2:.C83]))/2" office:value-type="float" office:value="162.32" calcext:value-type="float">
            <text:p>162,32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1z (W)</text:p>
          </table:table-cell>
          <table:table-cell table:formula="of:=[.C81]*([.C7])^2" office:value-type="float" office:value="4.004145217547" calcext:value-type="float">
            <text:p>4,004145217547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R22 (Ohm)</text:p>
          </table:table-cell>
          <table:table-cell table:formula="of:=([.C56]*[.C21]*[.C90])/(1000*[.J7])" office:value-type="float" office:value="0.184891550802139" calcext:value-type="float">
            <text:p>0,184891550802139</text:p>
          </table:table-cell>
          <table:table-cell office:value-type="string" calcext:value-type="string">
            <text:p>odpor na 2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([.C83]/4)+(2*[.C20]))" office:value-type="float" office:value="194.24" calcext:value-type="float">
            <text:p>194,24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5] = 1;[.C88];4*(([.C88]/4)+(([.J6]*2)+(2*[.C20]))))" office:value-type="float" office:value="194.24" calcext:value-type="float">
            <text:p>194,24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8:.C89]))/2" office:value-type="float" office:value="194.24" calcext:value-type="float">
            <text:p>194,24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2z (W)</text:p>
          </table:table-cell>
          <table:table-cell table:formula="of:=[.C87]*([.C8])^2" office:value-type="float" office:value="0.388734485561497" calcext:value-type="float">
            <text:p>0,388734485561497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</text:p>
          </table:table-cell>
          <table:table-cell table:formula="of:=SUM([.C73];[.C79];[.C85];[.C91])" office:value-type="float" office:value="11.3257005949264" calcext:value-type="float">
            <text:p>11,3257005949264</text:p>
          </table:table-cell>
          <table:table-cell office:value-type="string" calcext:value-type="string">
            <text:p>celkové ztráty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el (W)</text:p>
          </table:table-cell>
          <table:table-cell table:formula="of:=[.C26]+[.C93]" office:value-type="float" office:value="120.100700594926" calcext:value-type="float">
            <text:p>120,100700594926</text:p>
          </table:table-cell>
          <table:table-cell office:value-type="string" calcext:value-type="string">
            <text:p>celkový příkon</text:p>
          </table:table-cell>
          <table:table-cell table:number-columns-repeated="15"/>
        </table:table-row>
        <table:table-row table:style-name="ro1" table:number-rows-repeated="104848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List1.C71:List1.C71">
            <calcext:condition calcext:apply-style-name="Good" calcext:value="&gt;0" calcext:base-cell-address="List1.D71"/>
            <calcext:condition calcext:apply-style-name="Warning" calcext:value="&lt;0" calcext:base-cell-address="List1.D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9:07:21.81777293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6T19:33:10.571980490</dc:date>
    <meta:editing-duration>PT3H24M20S</meta:editing-duration>
    <meta:editing-cycles>22</meta:editing-cycles>
    <meta:generator>LibreOffice/7.5.9.2$Linux_X86_64 LibreOffice_project/50$Build-2</meta:generator>
    <meta:document-statistic meta:table-count="1" meta:cell-count="261" meta:object-count="0"/>
  </office:meta>
</office:document-meta>
</file>